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29b" officeooo:paragraph-rsid="000b22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Verification age superieur ou egal à 18. Pas d’age = mineur</text:p>
      <text:p text:style-name="P1"/>
      <text:p text:style-name="P1">Connection bdd pour connexion<text:line-break/><text:line-break/>Compte ultra simple<text:line-break/><text:line-break/>Cookies et pas _session cette fois<text:line-break/><text:line-break/>affichage de categories de films en mozaique dans un container</text:p>
      <text:p text:style-name="P1"><text:line-break/>recherche de films (voir resultats api pour methode<text:line-break/><text:line-break/>chaque page film = une page standard ou on remplit les elements avec js, methode get ou post </text:p>
      <text:p text:style-name="P1"><text:tab/>(soit toutes les info, soit appel à l’api quand on à les infos du film)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15:36:19.623730396</meta:creation-date>
    <dc:date>2021-12-07T15:40:59.800827871</dc:date>
    <meta:editing-duration>PT4M40S</meta:editing-duration>
    <meta:editing-cycles>1</meta:editing-cycles>
    <meta:document-statistic meta:table-count="0" meta:image-count="0" meta:object-count="0" meta:page-count="1" meta:paragraph-count="4" meta:word-count="75" meta:character-count="428" meta:non-whitespace-character-count="350"/>
    <meta:generator>LibreOffice/6.4.7.2$Linux_X86_64 LibreOffice_project/40$Build-2</meta:generator>
  </office:meta>
</office:document-meta>
</file>